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ormata-Regular" svg:font-family="Formata-Regular" style:font-family-generic="roman" style:font-pitch="variable"/>
    <style:font-face style:name="Formata-Regular1" svg:font-family="Formata-Regular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en" fo:country="IE" fo:font-weight="bold" officeooo:rsid="0007873a" officeooo:paragraph-rsid="0007873a" style:font-name-asian="Times New Roman1" style:font-size-asian="20pt" style:font-weight-asian="bold" style:font-name-complex="Times New Roman1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IE" fo:font-weight="bold" officeooo:rsid="0007873a" officeooo:paragraph-rsid="0007873a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873a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language="en" fo:country="IE" style:font-size-asian="12pt" style:font-name-complex="Arial1" style:font-size-complex="12pt"/>
    </style:style>
    <style:style style:name="P6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  <style:text-properties fo:font-variant="normal" fo:text-transform="none" style:font-name="Times New Roman" fo:font-size="17pt" fo:language="en" fo:country="GB" style:text-underline-style="solid" style:text-underline-width="auto" style:text-underline-color="font-color" style:letter-kerning="false" style:font-name-asian="Times New Roman1" style:font-size-asian="17pt" style:font-name-complex="Times New Roman1" style:font-size-complex="17pt"/>
    </style:style>
    <style:style style:name="P7" style:family="paragraph" style:parent-style-name="Standard">
      <style:paragraph-properties fo:line-height="99%"/>
    </style:style>
    <style:style style:name="P8" style:family="paragraph" style:parent-style-name="Standard">
      <style:paragraph-properties fo:line-height="99%"/>
      <style:text-properties fo:font-size="12pt" fo:language="en" fo:country="GB" officeooo:rsid="0007873a" officeooo:paragraph-rsid="0007873a" style:font-name-asian="Arial1" style:font-size-asian="12pt" style:font-size-complex="12pt"/>
    </style:style>
    <style:style style:name="P9" style:family="paragraph" style:parent-style-name="Standard">
      <style:paragraph-properties fo:line-height="99%"/>
      <style:text-properties fo:font-size="12pt" fo:language="en" fo:country="GB" officeooo:rsid="0007a7eb" officeooo:paragraph-rsid="0007a7eb" style:font-name-asian="Arial1" style:font-size-asian="12pt" style:font-size-complex="12pt"/>
    </style:style>
    <style:style style:name="P10" style:family="paragraph" style:parent-style-name="Standard">
      <style:paragraph-properties fo:line-height="99%"/>
      <style:text-properties style:font-name="Calibri" fo:font-size="12pt" fo:language="pt" fo:country="PT" officeooo:rsid="0007a7eb" style:font-name-asian="ＭＳ 明朝" style:font-size-asian="12pt" style:font-name-complex="Arial1" style:font-size-complex="12pt"/>
    </style:style>
    <style:style style:name="P11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</style:style>
    <style:style style:name="P12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font-size-asian="12pt" style:font-size-complex="12pt"/>
    </style:style>
    <style:style style:name="P13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officeooo:rsid="0007a7eb" officeooo:paragraph-rsid="0007a7eb" style:font-name-asian="Arial1" style:font-size-asian="12pt" style:font-size-complex="12pt"/>
    </style:style>
    <style:style style:name="P14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text-underline-style="none" officeooo:rsid="0007a7eb" officeooo:paragraph-rsid="0007a7eb" style:font-name-asian="Arial1" style:font-size-asian="12pt" style:font-size-complex="12pt"/>
    </style:style>
    <style:style style:name="P15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font-name-asian="Arial1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padding-left="0cm" fo:padding-right="0cm" fo:padding-top="0cm" fo:padding-bottom="0.035cm" fo:border-left="none" fo:border-right="none" fo:border-top="none" fo:border-bottom="0.74pt solid #000000" text:number-lines="true" text:line-number="0" style:writing-mode="lr-tb"/>
    </style:style>
    <style:style style:name="P17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officeooo:rsid="00090737" officeooo:paragraph-rsid="00090737" style:font-name-asian="Arial1" style:font-size-asian="12pt" style:font-size-complex="12pt"/>
    </style:style>
    <style:style style:name="P18" style:family="paragraph" style:parent-style-name="List_20_Paragraph" style:list-style-name="WWNum1">
      <style:paragraph-properties fo:text-align="justify" style:justify-single-word="false"/>
    </style:style>
    <style:style style:name="P19" style:family="paragraph" style:parent-style-name="List_20_Paragraph">
      <style:paragraph-properties fo:text-align="justify" style:justify-single-word="false"/>
      <style:text-properties style:font-name="Calibri" fo:font-size="12pt" fo:language="en" fo:country="GB" style:font-name-asian="ＭＳ 明朝" style:font-size-asian="12pt" style:font-name-complex="Arial1" style:font-size-complex="12pt"/>
    </style:style>
    <style:style style:name="P20" style:family="paragraph" style:parent-style-name="Standard">
      <style:paragraph-properties fo:line-height="100%"/>
      <style:text-properties style:font-name="Calibri" fo:language="en" fo:country="GB" style:font-name-asian="ＭＳ 明朝" style:font-name-complex="Arial1"/>
    </style:style>
    <style:style style:name="P21" style:family="paragraph" style:parent-style-name="Text_20_body">
      <style:paragraph-properties fo:line-height="100%"/>
      <style:text-properties style:font-name="Times New Roman" fo:font-size="12pt" fo:language="en" fo:country="US" officeooo:rsid="000afd59" officeooo:paragraph-rsid="000afd59" style:font-name-asian="Times New Roman1" style:font-size-asian="12pt" style:font-name-complex="Times New Roman1" style:font-size-complex="12pt"/>
    </style:style>
    <style:style style:name="P22" style:family="paragraph" style:parent-style-name="Text_20_body">
      <style:paragraph-properties fo:line-height="100%"/>
      <style:text-properties fo:font-size="12pt" officeooo:rsid="000afd59" style:font-size-asian="12pt" style:font-size-complex="12pt"/>
    </style:style>
    <style:style style:name="P23" style:family="paragraph" style:parent-style-name="Standard">
      <style:paragraph-properties fo:line-height="100%"/>
      <style:text-properties style:font-name="Times New Roman" fo:font-size="12pt" fo:language="en" fo:country="US" officeooo:rsid="000afd59" officeooo:paragraph-rsid="000afd59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right="0.011cm" fo:line-height="99%" fo:text-align="justify" style:justify-single-word="false" fo:text-indent="0.635cm" style:auto-text-indent="false"/>
      <style:text-properties style:font-name="Calibri" fo:font-size="12pt" fo:language="pt" fo:country="PT" style:font-name-asian="ＭＳ 明朝" style:font-size-asian="12pt" style:font-name-complex="Arial1" style:font-size-complex="12pt"/>
    </style:style>
    <style:style style:name="P25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  <style:text-properties fo:font-variant="normal" fo:text-transform="none" style:font-name="Cambria" fo:font-size="17pt" fo:language="en" fo:country="GB" style:font-name-asian="ＭＳ ゴシック" style:font-size-asian="17pt" style:font-name-complex="Times New Roman1" style:font-size-complex="17pt"/>
    </style:style>
    <style:style style:name="P26" style:family="paragraph" style:parent-style-name="Standard">
      <style:text-properties style:font-name="Calibri1" fo:language="en" fo:country="GB" style:font-name-asian="ＭＳ 明朝" style:font-name-complex="Arial1"/>
    </style:style>
    <style:style style:name="P27" style:family="paragraph" style:parent-style-name="Text_20_body">
      <style:paragraph-properties fo:line-height="100%"/>
      <style:text-properties style:font-name="Times New Roman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Text_20_body">
      <style:paragraph-properties fo:line-height="100%"/>
      <style:text-properties fo:font-size="12pt" fo:language="en" fo:country="GB" style:font-size-asian="12pt" style:font-size-complex="12pt"/>
    </style:style>
    <style:style style:name="P29" style:family="paragraph" style:parent-style-name="Standard">
      <style:paragraph-properties fo:line-height="100%"/>
      <style:text-properties style:font-name="Times New Roman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line-height="150%"/>
      <style:text-properties fo:font-size="12pt" fo:language="en" fo:country="GB" style:font-size-asian="12pt" style:font-size-complex="12pt"/>
    </style:style>
    <style:style style:name="P31" style:family="paragraph" style:parent-style-name="Standard">
      <style:text-properties style:font-name="Calibri" style:font-name-asian="ＭＳ 明朝" style:font-name-complex="Arial1"/>
    </style:style>
    <style:style style:name="P3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3" style:family="paragraph" style:parent-style-name="Text_20_body">
      <style:text-properties officeooo:paragraph-rsid="000b2a0c"/>
    </style:style>
    <style:style style:name="P34" style:family="paragraph" style:parent-style-name="Text_20_body">
      <style:text-properties officeooo:rsid="000b2a0c" officeooo:paragraph-rsid="000b2a0c"/>
    </style:style>
    <style:style style:name="P35" style:family="paragraph" style:parent-style-name="Standard">
      <style:paragraph-properties fo:padding="0cm" fo:border="non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en" fo:country="IE" style:font-name-asian="Times New Roman1" style:font-name-complex="Times New Roman1"/>
    </style:style>
    <style:style style:name="T3" style:family="text">
      <style:text-properties style:font-name="Times New Roman" fo:language="en" fo:country="IE" officeooo:rsid="0007873a" style:font-name-asian="Times New Roman1" style:font-name-complex="Times New Roman1"/>
    </style:style>
    <style:style style:name="T4" style:family="text">
      <style:text-properties fo:font-size="12pt" fo:language="nl" fo:country="NL" style:font-size-asian="12pt" style:font-size-complex="12pt"/>
    </style:style>
    <style:style style:name="T5" style:family="text">
      <style:text-properties fo:font-size="12pt" officeooo:rsid="0007873a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" style:font-name-complex="Arial1"/>
    </style:style>
    <style:style style:name="T9" style:family="text">
      <style:text-properties style:font-name="Calibri" fo:font-size="12pt" fo:language="nl" fo:country="NL" style:font-size-asian="12pt" style:font-name-complex="Arial1" style:font-size-complex="12pt"/>
    </style:style>
    <style:style style:name="T10" style:family="text">
      <style:text-properties style:font-name="Calibri" fo:font-size="12pt" fo:language="nl" fo:country="NL" officeooo:rsid="0007873a" style:font-size-asian="12pt" style:font-name-complex="Arial1" style:font-size-complex="12pt"/>
    </style:style>
    <style:style style:name="T11" style:family="text">
      <style:text-properties style:font-name="Times New Roman" fo:font-size="12pt" fo:language="en" fo:country="IE" style:font-name-asian="Times New Roman1" style:font-size-asian="12pt" style:font-name-complex="Times New Roman1" style:font-size-complex="12pt"/>
    </style:style>
    <style:style style:name="T12" style:family="text">
      <style:text-properties style:font-name="Calibri" fo:font-size="12pt" fo:language="en" fo:country="IE" style:font-size-asian="12pt" style:font-name-complex="Arial1" style:font-size-complex="12pt"/>
    </style:style>
    <style:style style:name="T13" style:family="text">
      <style:text-properties fo:font-size="12pt" fo:language="en" fo:country="GB" style:font-name-asian="Arial1" style:font-size-asian="12pt" style:font-size-complex="12pt"/>
    </style:style>
    <style:style style:name="T14" style:family="text">
      <style:text-properties style:font-name="Calibri" fo:font-size="12pt" fo:language="en" fo:country="GB" style:font-name-asian="ＭＳ 明朝" style:font-size-asian="12pt" style:font-name-complex="Arial1" style:font-size-complex="12pt"/>
    </style:style>
    <style:style style:name="T15" style:family="text">
      <style:text-properties officeooo:rsid="0007a7eb"/>
    </style:style>
    <style:style style:name="T16" style:family="text">
      <style:text-properties fo:font-variant="normal" fo:text-transform="none" style:font-name="Times New Roman" fo:font-size="17pt" fo:language="en" fo:country="GB" style:letter-kerning="false" style:font-name-asian="Times New Roman1" style:font-size-asian="17pt" style:font-name-complex="Times New Roman1" style:font-size-complex="17pt"/>
    </style:style>
    <style:style style:name="T17" style:family="text">
      <style:text-properties fo:font-size="12pt" fo:language="en" fo:country="GB" style:font-size-asian="12pt" style:font-size-complex="12pt"/>
    </style:style>
    <style:style style:name="T18" style:family="text">
      <style:text-properties fo:font-size="12pt" fo:language="en" fo:country="GB" style:text-underline-style="none" style:font-name-asian="Arial1" style:font-size-asian="12pt" style:font-size-complex="12pt"/>
    </style:style>
    <style:style style:name="T19" style:family="text">
      <style:text-properties style:text-underline-style="none"/>
    </style:style>
    <style:style style:name="T20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21" style:family="text">
      <style:text-properties fo:font-size="12pt" fo:language="en" fo:country="GB" fo:font-weight="bold" officeooo:rsid="00090737" style:font-size-asian="12pt" style:font-weight-asian="bold" style:font-size-complex="12pt" style:font-weight-complex="bold"/>
    </style:style>
    <style:style style:name="T22" style:family="text">
      <style:text-properties fo:font-size="12pt" fo:language="en" fo:country="GB" officeooo:rsid="00090737" style:font-size-asian="12pt" style:font-size-complex="12pt"/>
    </style:style>
    <style:style style:name="T23" style:family="text">
      <style:text-properties fo:font-size="12pt" fo:language="en" fo:country="GB" officeooo:rsid="000afd59" style:font-size-asian="12pt" style:font-size-complex="12pt"/>
    </style:style>
    <style:style style:name="T24" style:family="text">
      <style:text-properties fo:font-size="12pt" fo:language="en" fo:country="GB" fo:font-weight="bold" officeooo:rsid="000afd59" style:font-size-asian="12pt" style:font-weight-asian="bold" style:font-size-complex="12pt" style:font-weight-complex="bold"/>
    </style:style>
    <style:style style:name="T25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style:font-name="Cambria" fo:font-size="17pt" fo:language="en" fo:country="GB" style:letter-kerning="false" style:font-name-asian="ＭＳ ゴシック" style:font-size-asian="17pt" style:font-name-complex="Times New Roman1" style:font-size-complex="17pt"/>
    </style:style>
    <style:style style:name="T27" style:family="text">
      <style:text-properties fo:font-variant="normal" fo:text-transform="none" style:font-name="Cambria" fo:font-size="17pt" fo:language="en" fo:country="GB" style:letter-kerning="false" style:font-name-asian="Arial1" style:font-size-asian="17pt" style:font-name-complex="Arial1" style:font-size-complex="17pt"/>
    </style:style>
    <style:style style:name="T28" style:family="text">
      <style:text-properties style:font-name="Calibri" fo:language="en" fo:country="GB" style:font-name-asian="ＭＳ 明朝" style:font-name-complex="Arial1"/>
    </style:style>
    <style:style style:name="T29" style:family="text">
      <style:text-properties style:font-name="Calibri" fo:font-size="12pt" fo:language="pt" fo:country="PT" style:font-name-asian="ＭＳ 明朝" style:font-size-asian="12pt" style:font-name-complex="Arial1" style:font-size-complex="12pt"/>
    </style:style>
    <style:style style:name="T30" style:family="text">
      <style:text-properties fo:font-variant="normal" fo:text-transform="none" style:font-name="Cambria" fo:font-size="17pt" fo:language="en" fo:country="GB" style:font-name-asian="ＭＳ ゴシック" style:font-size-asian="17pt" style:font-name-complex="Times New Roman1" style:font-size-complex="17pt"/>
    </style:style>
    <style:style style:name="T31" style:family="text">
      <style:text-properties style:font-name="Calibri1" fo:language="en" fo:country="GB" style:font-name-asian="ＭＳ 明朝" style:font-name-complex="Arial1"/>
    </style:style>
    <style:style style:name="T32" style:family="text"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T33" style:family="text">
      <style:text-properties officeooo:rsid="000b2a0c"/>
    </style:style>
    <style:style style:name="T34" style:family="text">
      <style:text-properties style:font-name="Calibri" style:font-name-asian="ＭＳ 明朝" style:font-name-complex="Arial1"/>
    </style:style>
    <style:style style:name="T35" style:family="text">
      <style:text-properties style:font-name="Calibri" fo:font-size="17pt" fo:font-weight="bold" style:font-name-asian="ＭＳ 明朝" style:font-size-asian="17pt" style:font-weight-asian="bold" style:font-name-complex="Arial1" style:font-size-complex="17pt" style:font-weight-complex="bold"/>
    </style:style>
    <style:style style:name="T36" style:family="text">
      <style:text-properties fo:font-style="normal" officeooo:rsid="000b2a0c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TM3sTA0NzUHMizMjJV0lIJTi4sz8/NACgxrAWCEKv4sAAAA" text:name="__Grammarly_42___1"/>
      </text:user-field-decls>
      <text:p text:style-name="Title" loext:marker-style-name="T1"><text:span text:style-name="T2">Creating </text:span><text:span text:style-name="T3">System Security Automation</text:span></text:p>
      <text:p text:style-name="P1">Sentinel</text:p>
      <text:p text:style-name="P2">Automated Linux Hardening and Threat Detection Framework</text:p>
      <text:p text:style-name="P3" loext:marker-style-name="T1"><text:span text:style-name="T2"><text:s/></text:span></text:p>
      <text:p text:style-name="P4" loext:marker-style-name="T4"><text:span text:style-name="T5">Vladyslav Tarasenko</text:span><text:span text:style-name="T6"> </text:span><text:tab/><text:tab/><text:tab/><text:tab/><text:tab/><text:tab/><text:tab/><text:tab/><text:tab/><text:tab/><text:tab/><text:tab/><text:tab/><text:tab/><text:span text:style-name="T5">Arsen Sanahurskyi</text:span><text:span text:style-name="T7"> <text:s/></text:span><text:span text:style-name="T6"><text:s text:c="2"/></text:span><text:tab/><text:tab/><text:tab/><text:tab/><text:tab/><text:tab/><text:tab/><text:tab/></text:p>
      <text:p text:style-name="P4" loext:marker-style-name="T8"><text:span text:style-name="T9">C00</text:span><text:span text:style-name="T10">301201</text:span><text:tab/><text:tab/><text:tab/><text:tab/><text:tab/><text:tab/><text:span text:style-name="T9"> <text:s text:c="34"/></text:span><text:span text:style-name="T10">С00301912</text:span><text:tab/><text:tab/></text:p>
      <text:p text:style-name="P4" loext:marker-style-name="T8"><text:tab/><text:tab/><text:tab/><text:tab/><text:tab/><text:tab/><text:tab/><text:tab/><text:tab/><text:tab/><text:tab/><text:tab/><text:span text:style-name="T9"> </text:span><text:tab/><text:tab/><text:tab/><text:tab/><text:span text:style-name="T9"> </text:span></text:p>
      <text:p text:style-name="P3" loext:marker-style-name="T1"><text:span text:style-name="T11">Programme Code – SE606</text:span></text:p>
      <text:p text:style-name="P3" loext:marker-style-name="T1"><text:bookmark-start text:name="_Int_Nxfqxx10"/><text:span text:style-name="T11">South East</text:span><text:bookmark-end text:name="_Int_Nxfqxx10"/><text:span text:style-name="T11"> Technological University, Carlow</text:span></text:p>
      <text:p text:style-name="P5" loext:marker-style-name="T12"/>
      <text:h text:style-name="P6" text:outline-level="1">Introduction</text:h>
      <text:p text:style-name="P7" loext:marker-style-name="T13"><text:span text:style-name="T14"><text:s/></text:span></text:p>
      <text:p text:style-name="P8" loext:marker-style-name="T13">Sentinel is a cybersecurity automation toolkit designed to automatically harden Linux systems, detect security threats, and respond to them in real time. It acts as a proactive defense layer, performing continuous system auditing, log analysis, and threat response without the need for constant manual oversight.</text:p>
      <text:p text:style-name="P8" loext:marker-style-name="T13"/>
      <text:p text:style-name="P8" loext:marker-style-name="T13">With the growing complexity of Linux environments and the increasing number of cyberattacks targetting system misconfigurations and privilege escalations, automation has become a necessity. Sentinel aims to bridge the gap between manual system administration <text:span text:style-name="T15">and advanced security monitoring by combining system hardening scripts, automated log correlation, and intrusion response mechanisms into one cohesive toolset.</text:span></text:p>
      <text:p text:style-name="P8" loext:marker-style-name="T13"/>
      <text:p text:style-name="P9" loext:marker-style-name="T13">This project’s goal is to simplify the process of securing a Linux system by providing an open-source, automated solution that continuously enforces secure configurations and monitors for malicious activity.</text:p>
      <text:p text:style-name="P10" loext:marker-style-name="T13"/>
      <text:p text:style-name="P10" loext:marker-style-name="T13"/>
      <text:h text:style-name="P11" text:outline-level="1" loext:marker-style-name="T16"><text:span text:style-name="T16">Problem Statement</text:span></text:h>
      <text:p text:style-name="P12" loext:marker-style-name="T17"/>
      <text:p text:style-name="P13" loext:marker-style-name="T13">Linux servers are often left with weak or default configurations, outdated packages, and insufficient monitoring tools. Even skilled administrators can miss vulnerabilities when managing complex systems manually.</text:p>
      <text:p text:style-name="P13" loext:marker-style-name="T13"/>
      <text:p text:style-name="P13" loext:marker-style-name="T18">Attackers exploit these weaknesses – from SSH misconfigurations to weak password policies ­<text:span text:style-name="T19">— leading to privilege escalations and data breaches. Current hardening guides require manual application and do no adapt dynamically to new threats or changing configurations.</text:span></text:p>
      <text:p text:style-name="P14" loext:marker-style-name="T18"/>
      <text:p text:style-name="P14" loext:marker-style-name="T18">Sentinel seeks to solve this by providing an automated and adaptive system hardening framework that only configures a secure baseline but also detects anomalies through log correlation and responds automatically when a threat is identified.</text:p>
      <text:p text:style-name="P15" loext:marker-style-name="T13"/>
      <text:p text:style-name="P15" loext:marker-style-name="T13"/>
      <text:p text:style-name="P16"><text:soft-page-break/><text:span text:style-name="T20">Motivation</text:span></text:p>
      <text:p text:style-name="P15" loext:marker-style-name="T13"/>
      <text:p text:style-name="P17" loext:marker-style-name="T13">Securing a Linux system is both essential and time-consuming. While tools like fail2ban or Lynis exist, few combine hardening, threat detection, and response automation in one unified package.</text:p>
      <text:p text:style-name="P17" loext:marker-style-name="T13"/>
      <text:p text:style-name="P17" loext:marker-style-name="T13">Sentinel’s motivation is to make strong, automated security accessible for administrators and developers who want to protect their systems without manually maintaining multiple, disconnected security tools.</text:p>
      <text:p text:style-name="P17" loext:marker-style-name="T13"/>
      <text:p text:style-name="P17" loext:marker-style-name="T13">The toolkit will be built primarily using Python and Bash, offering modular components that can run independently or as part of a full system service.</text:p>
      <text:p text:style-name="P17" loext:marker-style-name="T13"/>
      <text:p text:style-name="P17" loext:marker-style-name="T13">The system will include the following key features:</text:p>
      <text:p text:style-name="P15" loext:marker-style-name="T13"/>
      <text:list text:style-name="WWNum1">
        <text:list-item>
          <text:p text:style-name="P18" loext:marker-style-name="T17"><text:span text:style-name="T21">Automated Hardening</text:span><text:span text:style-name="T17">: </text:span><text:span text:style-name="T22">enforces secure configurations such as disabling root SSH login, setting file permissions, and enabling auditing</text:span><text:span text:style-name="T17">.</text:span></text:p>
        </text:list-item>
        <text:list-item>
          <text:p text:style-name="P18" loext:marker-style-name="T17"><text:span text:style-name="T21">Threat Hunting and Log Correlation</text:span><text:span text:style-name="T17">: </text:span><text:span text:style-name="T22">parses logs from /var/log/ sources to detect brute-force attacks, privilege escalations, or suspicious system changes.</text:span></text:p>
        </text:list-item>
        <text:list-item>
          <text:p text:style-name="P18" loext:marker-style-name="T17"><text:span text:style-name="T21">Intrusion Detection and Response</text:span><text:span text:style-name="T17">: </text:span><text:span text:style-name="T23">identifies potential intrusions and triggers automated mitigations such as blocking IPs, disabling compromised accounts, or isolating processes.</text:span></text:p>
        </text:list-item>
        <text:list-item>
          <text:p text:style-name="P18" loext:marker-style-name="T17"><text:span text:style-name="T24">Security Reporting</text:span><text:span text:style-name="T17">: </text:span><text:span text:style-name="T23">Generates daily reports summarizing the system’s security posture, recent threats, and applied remediations.</text:span></text:p>
        </text:list-item>
        <text:list-item>
          <text:p text:style-name="P18" loext:marker-style-name="T17"><text:span text:style-name="T24">Customizable Configuration</text:span><text:span text:style-name="T17">: </text:span><text:span text:style-name="T23">Users can define which rules or modules to enable through YAML configuration files.</text:span></text:p>
        </text:list-item>
        <text:list-item>
          <text:p text:style-name="P18" loext:marker-style-name="T17"><text:span text:style-name="T25">Security Alerts</text:span><text:span text:style-name="T17">: Provide alerts for weak passwords or when passwords have been compromised in data breaches.</text:span></text:p>
        </text:list-item>
      </text:list>
      <text:p text:style-name="P19" loext:marker-style-name="T17"/>
      <text:h text:style-name="P11" text:outline-level="1" loext:marker-style-name="T26"><text:span text:style-name="T27">Justification</text:span></text:h>
      <text:p text:style-name="P20" loext:marker-style-name="T28"/>
      <text:p text:style-name="P21" loext:marker-style-name="T6">Cybersecurity automation is becoming increasingly critical in modern IT operations. A 2024 IBM report states that organizations using security automation reduced breach costs by an average of <text:span text:style-name="Strong_20_Emphasis">$1.76 million</text:span> compared to those without.</text:p>
      <text:p text:style-name="P22">While hardening guides exist, they often require manual execution, which is error-prone and inconsistent. Sentinel will allow users to achieve <text:span text:style-name="Strong_20_Emphasis">consistent, repeatable, and auditable security configurations</text:span> across multiple systems.</text:p>
      <text:p text:style-name="P22">Additionally, by integrating real-time log analysis and automated responses, Sentinel helps <text:span text:style-name="Strong_20_Emphasis">reduce mean time to detection (MTTD)</text:span> and <text:span text:style-name="Strong_20_Emphasis">mean time to response (MTTR)</text:span> — key metrics in cybersecurity effectiveness.</text:p>
      <text:p text:style-name="P22"><text:soft-page-break/>This tool will serve as both an educational and practical project, showcasing how automation can dramatically improve Linux system security in real-world environments.</text:p>
      <text:p text:style-name="P23" loext:marker-style-name="T6"/>
      <text:p text:style-name="P24" loext:marker-style-name="T29"/>
      <text:h text:style-name="P25" text:outline-level="1" loext:marker-style-name="T30"/>
      <text:h text:style-name="P25" text:outline-level="1" loext:marker-style-name="T30"/>
      <text:h text:style-name="P25" text:outline-level="1" loext:marker-style-name="T30"/>
      <text:h text:style-name="P11" text:outline-level="1" loext:marker-style-name="T30"><text:span text:style-name="T26">Specific Items to be Addressed</text:span></text:h>
      <text:p text:style-name="P26" loext:marker-style-name="T31"/>
      <text:p text:style-name="P27" loext:marker-style-name="T32">Developing the Sentinel framework will involve multiple stages combining scripting, configuration, and security research:</text:p>
      <text:p text:style-name="P28"><text:span text:style-name="Strong_20_Emphasis">Step #1:</text:span> Research existing hardening benchmarks (CIS, NIST) and identify baseline rules to automate.<text:line-break/><text:span text:style-name="Strong_20_Emphasis">Step #2:</text:span> Design a modular architecture separating hardening, threat detection, and response logic.<text:line-break/><text:span text:style-name="Strong_20_Emphasis">Step #3:</text:span> Develop Bash scripts for enforcing security configurations and Python modules for log analysis.<text:line-break/><text:span text:style-name="Strong_20_Emphasis">Step #4:</text:span> Implement automated threat correlation and response (e.g., IP blocking, user lockout).<text:line-break/><text:span text:style-name="Strong_20_Emphasis">Step #5:</text:span> Create a reporting system to summarize findings in HTML or Markdown format.<text:line-break/><text:span text:style-name="Strong_20_Emphasis">Step #6:</text:span> Test the toolkit on different Linux distributions (<text:span text:style-name="T33">Arch</text:span>, Debian) to ensure compatibility.<text:line-break/><text:span text:style-name="Strong_20_Emphasis">Step #7:</text:span> Document installation, configuration, and usage, including a simple setup tutorial.</text:p>
      <text:p text:style-name="P29" loext:marker-style-name="T32"/>
      <text:p text:style-name="P30" loext:marker-style-name="T17"/>
      <text:p text:style-name="P31" loext:marker-style-name="T34"/>
      <text:p text:style-name="P31" loext:marker-style-name="T34"/>
      <text:p text:style-name="P32" loext:marker-style-name="T35"><text:span text:style-name="T35">References</text:span></text:p>
      <text:p text:style-name="P33" loext:marker-style-name="T34">IBM Security, “Cost of a Data Breach Report 2024.” </text:p>
      <text:p text:style-name="P34" loext:marker-style-name="T34">Link: <text:a xlink:type="simple" xlink:href="https://www.ibm.com/reports/data-breach?utm_source=chatgpt.com" text:style-name="Internet_20_link" text:visited-style-name="Visited_20_Internet_20_Link">https://www.ibm.com/reports/data-breach?utm_source=chatgpt.com</text:a></text:p>
      <text:p text:style-name="P33" loext:marker-style-name="T34">Center for Internet Security (CIS) Benchmarks for Linux.</text:p>
      <text:p text:style-name="P34" loext:marker-style-name="T34">Link: <text:a xlink:type="simple" xlink:href="https://www.cisecurity.org/cis-benchmarks?utm_source=chatgpt.com" text:style-name="Internet_20_link" text:visited-style-name="Visited_20_Internet_20_Link">https://www.cisecurity.org/cis-benchmarks?utm_source=chatgpt.com</text:a></text:p>
      <text:p text:style-name="P33" loext:marker-style-name="T34">MITRE ATT&amp;CK Framework</text:p>
      <text:p text:style-name="P33" loext:marker-style-name="T34">National Institute of Standards and Technology (NIST) SP 800-123: <text:span text:style-name="Emphasis">Guide to General Server Securit</text:span></text:p>
      <text:p text:style-name="P33"><text:span text:style-name="Emphasis"><text:span text:style-name="T36">Link: <text:s/></text:span></text:span><text:a xlink:type="simple" xlink:href="https://nvlpubs.nist.gov/nistpubs/legacy/sp/nistspecialpublication800-123.pdf?utm_source=chatgpt.com" text:style-name="Internet_20_link" text:visited-style-name="Visited_20_Internet_20_Link"><text:span text:style-name="Emphasis"><text:span text:style-name="T36">https://nvlpubs.nist.gov/nistpubs/legacy/sp/nistspecialpublication800-123.pdf?utm_source=chatgpt.com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ormata-Regular" svg:font-family="Formata-Regular" style:font-family-generic="roman" style:font-pitch="variable"/>
    <style:font-face style:name="Formata-Regular1" svg:font-family="Formata-Regular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356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page" loext:hyphenation-keep-type="column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212cm" style:contextual-spacing="false" fo:text-align="center" style:justify-single-word="false" fo:keep-with-next="always"/>
      <style:text-properties fo:font-variant="small-caps" fo:font-size="11pt" fo:font-weight="bold" style:letter-kerning="true" style:font-size-asian="11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chapter">
      <style:paragraph-properties fo:margin-top="0.212cm" fo:margin-bottom="0.106cm" style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top="0.035cm" fo:margin-bottom="0cm" style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cm" fo:margin-bottom="0.564cm" style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fo:font-size="20pt" fo:font-weight="bold" style:letter-kerning="true" style:font-size-asian="20pt" style:font-weight-asian="bold" style:font-size-complex="24pt"/>
    </style:style>
    <style:style style:name="Footnote" style:family="paragraph" style:parent-style-name="Standard" loext:linked-style-name="Footnote_20_Text_20_Char" style:class="extra">
      <style:paragraph-properties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Num3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class="extra">
      <style:paragraph-properties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loext:linked-style-name="Reference_20_Head_20_Char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8.89cm" style:type="right"/>
        </style:tab-stops>
      </style:paragraph-properties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1.111cm" fo:text-indent="-1.111cm" style:auto-text-indent="false"/>
      <style:text-properties style:font-size-complex="12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>
      <style:paragraph-properties style:line-height-at-least="0.425cm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>
      <style:paragraph-properties fo:margin-top="0.176cm" fo:margin-bottom="0cm" style:contextual-spacing="false" style:line-height-at-least="0.494cm" fo:orphans="0" fo:widows="0" style:vertical-align="middle">
        <style:tab-stops>
          <style:tab-stop style:position="0.847cm"/>
        </style:tab-stops>
      </style:paragraph-properties>
      <style:text-properties fo:color="#000000" loext:opacity="100%" style:font-name="Formata-Regular" fo:font-family="Formata-Regular" style:font-family-generic="roman" style:font-pitch="variable" fo:font-size="11pt" style:font-name-asian="ＭＳ 明朝" style:font-family-asian="'ＭＳ 明朝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loext:linked-style-name="Style1_20_Char"/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loext:linked-style-name="Text_20_L-MAG_20_Char">
      <style:paragraph-properties fo:line-height="115%" fo:text-align="justify" style:justify-single-word="false" fo:orphans="0" fo:widows="0" fo:text-indent="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ibliography" style:family="paragraph" style:parent-style-name="Standard" style:nex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5" style:family="text">
      <style:text-properties fo:color="#00529f" loext:opacity="100%" fo:font-size="10pt" style:font-size-asian="10pt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ody_20_Text1" style:display-name="Body Text1" style:family="text" style:parent-style-name="Default_20_Paragraph_20_Font">
      <style:text-properties fo:color="#000000" loext:opacity="100%" style:font-name="Verdana" fo:font-family="Verdana" style:font-family-generic="swiss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 style:parent-style-name="Default_20_Paragraph_20_Font">
      <style:text-properties fo:color="#000000" loext:opacity="100%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 loext:linked-style-name="Heading_20_1">
      <style:text-properties fo:font-variant="small-caps" fo:font-size="11pt" fo:font-weight="bold" style:letter-kerning="true" style:font-size-asian="11pt" style:font-weight-asian="bold"/>
    </style:style>
    <style:style style:name="Reference_20_Head_20_Char" style:display-name="Reference Head Char" style:family="text" style:parent-style-name="Heading_20_1_20_Char" loext:linked-style-name="Reference_20_Head">
      <style:text-properties fo:font-variant="small-caps" fo:font-size="11pt" fo:font-weight="bold" style:letter-kerning="true" style:font-size-asian="11pt" style:font-weight-asian="bold"/>
    </style:style>
    <style:style style:name="Style1_20_Char" style:display-name="Style1 Char" style:family="text" style:parent-style-name="Reference_20_Head_20_Char" loext:linked-style-name="Style1">
      <style:text-properties fo:font-variant="small-caps" fo:font-size="11pt" fo:font-weight="bold" style:letter-kerning="true" style:font-size-asian="11pt" style:font-weight-asian="bold"/>
    </style:style>
    <style:style style:name="Body_20_Text2" style:display-name="Body Text2" style:family="text" style:parent-style-name="Default_20_Paragraph_20_Font">
      <style:text-properties fo:color="#000000" loext:opacity="100%" style:font-name="Verdana" fo:font-family="Verdana" style:font-family-generic="swiss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 loext:linked-style-name="Heading_20_2">
      <style:text-properties fo:font-style="italic" style:font-style-asian="italic" style:font-style-complex="italic"/>
    </style:style>
    <style:style style:name="Text_20_L-MAG_20_Char" style:display-name="Text L-MAG Char" style:family="text" style:parent-style-name="Default_20_Paragraph_20_Font" loext:linked-style-name="Text_20_L-MAG">
      <style:text-properties style:font-name="Arial" fo:font-family="Arial" style:font-family-generic="swiss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8pt" style:font-size-asian="8pt" style:font-size-complex="8pt"/>
    </style:style>
    <style:style style:name="Body_20_Text_20_Indent_20_Char" style:display-name="Body Text Indent Char" style:family="text" style:parent-style-name="Default_20_Paragraph_20_Font">
      <style:text-properties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style="italic" style:font-style-asian="italic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fo:font-weight="normal" style:font-weight-asian="norma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fo:font-weight="normal" style:font-weight-asian="normal"/>
    </style:style>
    <style:style style:name="ListLabel_20_40" style:display-name="ListLabel 40" style:family="text">
      <style:text-properties fo:font-style="italic" style:font-style-asian="italic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tyle="italic" style:font-style-asian="italic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tyle="italic" style:font-style-asian="italic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tyle="italic" style:font-style-asian="italic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fo:font-weight="normal" style:font-weight-asian="normal"/>
    </style:style>
    <style:style style:name="ListLabel_20_167" style:display-name="ListLabel 167" style:family="text">
      <style:text-properties fo:font-style="italic" style:font-style-asian="italic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13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outline-level-style>
      <text:outline-level-style text:level="5" text:style-name="ListLabel_20_14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outline-level-style>
      <text:outline-level-style text:level="6" text:style-name="ListLabel_20_15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outline-level-style>
      <text:outline-level-style text:level="7" text:style-name="ListLabel_20_16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outline-level-style>
      <text:outline-level-style text:level="8" text:style-name="ListLabel_20_17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outline-level-style>
      <text:outline-level-style text:level="9" text:style-name="ListLabel_20_18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0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1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3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6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7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0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ListLabel_20_4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text:style-name="ListLabel_20_4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text:style-name="ListLabel_20_44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text:style-name="ListLabel_20_4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text:style-name="ListLabel_20_46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4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5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6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7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9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0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2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29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13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13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7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8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ListLabel_20_169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text:style-name="ListLabel_20_17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text:style-name="ListLabel_20_171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text:style-name="ListLabel_20_17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text:style-name="ListLabel_20_173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right="0.635cm"/>
    </style:style>
    <style:style style:name="MP2" style:family="paragraph" style:parent-style-name="Standard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0.762cm" fo:margin-bottom="1.778cm" fo:margin-left="1.651cm" fo:margin-right="1.651cm" style:writing-mode="lr-tb" style:layout-grid-color="#c0c0c0" style:layout-grid-lines="24384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paragraph" svg:y="0.002cm" draw:z-index="2"><draw:text-box fo:min-height="0.041cm" fo:min-width="0.041cm"><text:p text:style-name="MP2"><text:page-number text:select-page="current">3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</dc:title>
    <dc:subject>IEEE Transactions on Magnetics</dc:subject>
    <meta:initial-creator>-</meta:initial-creator>
    <meta:editing-cycles>35</meta:editing-cycles>
    <meta:print-date>2012-08-03T02:53:00</meta:print-date>
    <meta:creation-date>2024-09-25T16:46:00</meta:creation-date>
    <dc:date>2025-10-14T12:48:04.435631061</dc:date>
    <meta:generator>LibreOffice/25.2.7.2$Linux_X86_64 LibreOffice_project/520$Build-2</meta:generator>
    <meta:editing-duration>PT10M19S</meta:editing-duration>
    <meta:document-statistic meta:table-count="0" meta:image-count="0" meta:object-count="0" meta:page-count="3" meta:paragraph-count="46" meta:word-count="723" meta:character-count="5585" meta:non-whitespace-character-count="4818"/>
    <meta:user-defined meta:name="AppVersion">16.0000</meta:user-defined>
    <meta:user-defined meta:name="Company">IEEE</meta:user-defined>
    <meta:user-defined meta:name="ContentTypeId">0x010100AE76E4647F10B24FB3D5A4938B327C44</meta:user-defined>
    <meta:user-defined meta:name="DocSecurity" meta:value-type="float">4</meta:user-defined>
    <meta:user-defined meta:name="GrammarlyDocumentId" meta:value-type="string">779ea0faf71d06b14a405932d1608a61087dc41c3e801e9f40e7c719fb15f1ae</meta:user-defined>
    <meta:template xlink:type="simple" xlink:actuate="onRequest" xlink:title="Normal.dotm" xlink:href=""/>
  </office:meta>
</office:document-meta>
</file>